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2024-12-17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2024-03-19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2022-12-07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9192" calcext:value-type="float">
            <text:p>78.8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2021-12-15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6688" calcext:value-type="float">
            <text:p>78.6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2020-12-11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3848" calcext:value-type="float">
            <text:p>78.7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2019-12-12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2952" calcext:value-type="float">
            <text:p>78.4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2018-12-12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2017-12-0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2808" calcext:value-type="float">
            <text:p>78.0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2016-12-08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2432" calcext:value-type="float">
            <text:p>78.1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2704" calcext:value-type="float">
            <text:p>78.0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200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200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200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200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199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9904" calcext:value-type="float">
            <text:p>78.4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199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199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9192" calcext:value-type="float">
            <text:p>78.8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199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199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199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198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198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198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812" calcext:value-type="float">
            <text:p>80.2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198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198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7888" calcext:value-type="float">
            <text:p>76.8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198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2616</text:p>
          </table:table-cell>
          <table:table-cell office:value-type="string" calcext:value-type="string">
            <text:p>Simms NE Quad</text:p>
          </table:table-cell>
          <table:table-cell office:value-type="string" calcext:value-type="string">
            <text:p>197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